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fo:font-weight="bold" officeooo:rsid="001f3eb1" officeooo:paragraph-rsid="001f3eb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471" style:font-weight-asian="normal" style:font-weight-complex="normal"/>
    </style:style>
    <style:style style:name="T3" style:family="text">
      <style:text-properties fo:font-weight="normal" officeooo:rsid="0020babb" style:font-weight-asian="normal" style:font-weight-complex="normal"/>
    </style:style>
    <style:style style:name="T4" style:family="text">
      <style:text-properties officeooo:rsid="001f3eb1"/>
    </style:style>
    <style:style style:name="T5" style:family="text">
      <style:text-properties officeooo:rsid="001fe471"/>
    </style:style>
    <style:style style:name="T6" style:family="text">
      <style:text-properties officeooo:rsid="0020b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4">1</text:span>L<text:span text:style-name="T4">2</text:span> German</text:p>
      <text:p text:style-name="P1"/>
      <text:p text:style-name="P1"/>
      <text:p text:style-name="P4">Vocabulary</text:p>
      <text:p text:style-name="P4"/>
      <text:p text:style-name="P4"><text:tab/><text:span text:style-name="T1">auf dem Land<text:tab/><text:tab/><text:tab/></text:span>in the country</text:p>
      <text:p text:style-name="P4"><text:span text:style-name="T1"><text:tab/>das Dorf<text:tab/><text:tab/><text:tab/></text:span>the village</text:p>
      <text:p text:style-name="P4"><text:span text:style-name="T1"><text:tab/>das Land<text:tab/><text:tab/><text:tab/></text:span>the country</text:p>
      <text:p text:style-name="P4"><text:span text:style-name="T1"><text:tab/>der Verkeher<text:tab/><text:tab/><text:tab/></text:span>traffic</text:p>
      <text:p text:style-name="P4"><text:span text:style-name="T1"><text:tab/>die Menschen<text:tab/><text:tab/><text:tab/></text:span>the people</text:p>
      <text:p text:style-name="P4"><text:span text:style-name="T1"><text:tab/>die Stadt<text:tab/><text:tab/><text:tab/></text:span>the city</text:p>
      <text:p text:style-name="P4"><text:span text:style-name="T1"><text:tab/>gro[ss]e Geb[a]ude<text:tab/><text:tab/></text:span>big buildings</text:p>
      <text:p text:style-name="P4"><text:span text:style-name="T1"><text:tab/>H[a]user<text:tab/><text:tab/><text:tab/></text:span>houses</text:p>
      <text:p text:style-name="P4"><text:span text:style-name="T1"><text:tab/>im Dorf<text:tab/><text:tab/><text:tab/></text:span>in the village</text:p>
      <text:p text:style-name="P4"><text:span text:style-name="T1"><text:tab/>in der Stadt<text:tab/><text:tab/><text:tab/></text:span>in the city</text:p>
      <text:p text:style-name="P4"><text:span text:style-name="T1"><text:tab/>die Mietsh[a]user<text:tab/><text:tab/></text:span>apartment buildings</text:p>
      <text:p text:style-name="P4"><text:span text:style-name="T1"><text:tab/>viel<text:tab/><text:tab/><text:tab/><text:tab/></text:span>a lot</text:p>
      <text:p text:style-name="P4"><text:span text:style-name="T1"><text:tab/>viele Ampeln<text:tab/><text:tab/><text:tab/></text:span>many stoplights</text:p>
      <text:p text:style-name="P4"><text:span text:style-name="T1"><text:tab/>wenig<text:tab/><text:tab/><text:tab/><text:tab/></text:span>few</text:p>
      <text:p text:style-name="P4"/>
      <text:p text:style-name="P4"><text:tab/><text:span text:style-name="T1">das Hotel<text:tab/><text:tab/><text:tab/></text:span>the Hotel</text:p>
      <text:p text:style-name="P4"><text:tab/><text:span text:style-name="T1">das Stadion<text:tab/><text:tab/><text:tab/></text:span>the Stadium</text:p>
      <text:p text:style-name="P4"><text:tab/><text:span text:style-name="T1">das Eiscaf[e]<text:tab/><text:tab/><text:tab/></text:span>the Ice Cream Parlor</text:p>
      <text:p text:style-name="P4"><text:tab/><text:span text:style-name="T1">das Stadtzentrum<text:tab/><text:tab/></text:span>the City Centre</text:p>
      <text:p text:style-name="P4"><text:tab/><text:span text:style-name="T2">die Stra[ss]e<text:tab/><text:tab/><text:tab/></text:span><text:span text:style-name="T5">the Street</text:span></text:p>
      <text:p text:style-name="P4"><text:tab/><text:span text:style-name="T2">die Buchhandlung<text:tab/><text:tab/></text:span><text:span text:style-name="T5">the Bookstore</text:span></text:p>
      <text:p text:style-name="P4"><text:tab/><text:span text:style-name="T2">der Geldautomat<text:tab/><text:tab/></text:span><text:span text:style-name="T5">the ATM</text:span></text:p>
      <text:p text:style-name="P4"><text:tab/><text:span text:style-name="T2">die Metzgerei<text:tab/><text:tab/><text:tab/></text:span><text:span text:style-name="T5">the Butcher</text:span></text:p>
      <text:p text:style-name="P4"><text:tab/><text:span text:style-name="T3">der Marktplatz<text:tab/><text:tab/></text:span><text:span text:style-name="T6">the Marketplace</text:span></text:p>
      <text:p text:style-name="P4"/>
      <text:p text:style-name="P4"/>
      <text:p text:style-name="P4">.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2:47:56.319255111</dc:date>
    <meta:editing-duration>PT52M36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6" meta:word-count="98" meta:character-count="633" meta:non-whitespace-character-count="496"/>
  </office:meta>
</office:document-meta>
</file>